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able:cell-range-source table:name="z22-107_2513" table:last-column-spanned="3" table:last-row-spanned="25" xlink:href="Z:\Для экспертов\ЕГЭ_2025\Первый день\2513\22\z22-107_2513.txt"/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4;23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6;19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7;11;19;21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9;11;14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2;12;19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2;15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9;21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3;23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4;22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5-01-15T10:27:21Z</meta:creation-date>
    <dc:date>2025-08-26T17:25:41Z</dc:date>
  </office:meta>
</office:document-meta>
</file>